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 style:family="paragraph" style:parent-style-name="Standard">
      <style:paragraph-properties style:line-height-at-least="0.503cm"/>
      <style:text-properties fo:color="#000000" style:font-name="Droid Sans Mono" fo:font-size="10.5pt" style:font-size-asian="10.5pt"/>
    </style:style>
    <style:style style:name="P3" style:family="paragraph" style:parent-style-name="Standard">
      <style:text-properties fo:color="#000000" style:font-name="Liberation Mono" fo:font-size="10pt" fo:font-weight="bold" style:font-size-asian="10pt" style:font-weight-asian="bold" style:font-size-complex="10pt" style:font-weight-complex="bold"/>
    </style:style>
    <style:style style:name="P4" style:family="paragraph" style:parent-style-name="Standard">
      <style:paragraph-properties style:line-height-at-least="0.503cm"/>
    </style:style>
    <style:style style:name="P5"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rsid="000b9eca" officeooo:paragraph-rsid="000b9eca" style:font-size-asian="10pt" style:font-weight-asian="bold" style:font-size-complex="10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normal" officeooo:rsid="000b9eca" officeooo:paragraph-rsid="000b9eca" style:font-size-asian="10pt" style:font-weight-asian="normal" style:font-size-complex="10pt" style:font-weight-complex="normal"/>
    </style:style>
    <style:style style:name="P11"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13" style:family="paragraph" style:parent-style-name="Preformatted_20_Text">
      <style:text-properties fo:font-weight="bold" style:font-weight-asian="bold" style:font-weight-complex="bold"/>
    </style:style>
    <style:style style:name="P14" style:family="paragraph" style:parent-style-name="Preformatted_20_Text">
      <style:text-properties fo:color="#000000" fo:font-weight="bold" style:font-weight-asian="bold"/>
    </style:style>
    <style:style style:name="P15" style:family="paragraph" style:parent-style-name="Preformatted_20_Text">
      <style:text-properties fo:color="#000000" fo:font-weight="bold" style:font-weight-asian="bold" style:font-weight-complex="bold"/>
    </style:style>
    <style:style style:name="P16"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Preformatted_20_Text">
      <style:paragraph-properties fo:margin-top="0cm" fo:margin-bottom="0.499cm" loext:contextual-spacing="false"/>
    </style:style>
    <style:style style:name="P18" style:family="paragraph" style:parent-style-name="Normal">
      <style:paragraph-properties fo:text-align="center" style:justify-single-word="false"/>
    </style:style>
    <style:style style:name="P19"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0"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1" style:family="paragraph" style:parent-style-name="Normal">
      <style:text-properties fo:font-size="10pt" style:font-size-asian="10pt" style:font-size-complex="10pt"/>
    </style:style>
    <style:style style:name="P22" style:family="paragraph" style:parent-style-name="Normal">
      <style:paragraph-properties fo:text-align="center" style:justify-single-word="false"/>
      <style:text-properties fo:font-size="10pt" style:font-size-asian="10pt" style:font-size-complex="10pt"/>
    </style:style>
    <style:style style:name="P23" style:family="paragraph" style:parent-style-name="Normal">
      <style:text-properties fo:font-size="10pt" officeooo:rsid="0009a4d3" officeooo:paragraph-rsid="0009a4d3" style:font-size-asian="10pt" style:font-size-complex="10pt"/>
    </style:style>
    <style:style style:name="P24" style:family="paragraph" style:parent-style-name="Normal">
      <style:text-properties fo:font-size="10pt" officeooo:rsid="0009a4d3" officeooo:paragraph-rsid="000e48f7" style:font-size-asian="10pt" style:font-size-complex="10pt"/>
    </style:style>
    <style:style style:name="P25" style:family="paragraph" style:parent-style-name="Normal">
      <style:text-properties fo:font-size="10pt" officeooo:rsid="0009b61d" officeooo:paragraph-rsid="0009b61d" style:font-size-asian="10pt" style:font-size-complex="10pt"/>
    </style:style>
    <style:style style:name="P26" style:family="paragraph" style:parent-style-name="Normal">
      <style:text-properties fo:font-size="10pt" officeooo:rsid="000aeda8" officeooo:paragraph-rsid="000aeda8" style:font-size-asian="10pt" style:font-size-complex="10pt"/>
    </style:style>
    <style:style style:name="P27" style:family="paragraph" style:parent-style-name="Normal">
      <style:text-properties fo:font-size="10pt" officeooo:rsid="000e48f7" officeooo:paragraph-rsid="000e48f7" style:font-size-asian="10pt" style:font-size-complex="10pt"/>
    </style:style>
    <style:style style:name="P28" style:family="paragraph" style:parent-style-name="Normal">
      <style:text-properties fo:font-size="10pt" fo:font-weight="bold" officeooo:rsid="001031f1" officeooo:paragraph-rsid="0009a4d3" style:font-size-asian="10pt" style:font-weight-asian="bold" style:font-size-complex="10pt" style:font-weight-complex="bold"/>
    </style:style>
    <style:style style:name="P29" style:family="paragraph" style:parent-style-name="Normal">
      <style:text-properties fo:font-size="10pt" fo:font-weight="bold" officeooo:rsid="001031f1" officeooo:paragraph-rsid="001031f1" style:font-size-asian="10pt" style:font-weight-asian="bold" style:font-size-complex="10pt" style:font-weight-complex="bold"/>
    </style:style>
    <style:style style:name="P30" style:family="paragraph" style:parent-style-name="Normal">
      <loext:graphic-properties draw:fill="solid" draw:fill-color="#000000" draw:opacity="100%"/>
      <style:paragraph-properties style:line-height-at-least="0.503cm" fo:background-color="#000000"/>
    </style:style>
    <style:style style:name="P31"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32"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33"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34" style:family="paragraph" style:parent-style-name="Normal">
      <style:text-properties fo:font-size="12pt" style:text-underline-style="solid" style:text-underline-width="auto" style:text-underline-color="font-color" officeooo:rsid="0009a4d3" officeooo:paragraph-rsid="0009a4d3" style:font-size-asian="12pt" style:font-size-complex="12pt"/>
    </style:style>
    <style:style style:name="P35"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6"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7"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38" style:family="paragraph" style:parent-style-name="Normal">
      <style:paragraph-properties fo:margin-left="0.635cm" fo:margin-right="0cm" fo:text-align="center" style:justify-single-word="false"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style>
    <style:style style:name="P40"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41" style:family="paragraph" style:parent-style-name="Normal">
      <style:paragraph-properties fo:break-before="page"/>
      <style:text-properties fo:font-size="10pt" fo:font-weight="normal" style:font-size-asian="10pt" style:font-weight-asian="normal" style:font-size-complex="10pt" style:font-weight-complex="normal"/>
    </style:style>
    <style:style style:name="P42" style:family="paragraph" style:parent-style-name="Normal">
      <style:text-properties fo:font-size="10pt" fo:font-weight="normal" style:font-size-asian="10pt" style:font-weight-asian="normal" style:font-size-complex="10pt" style:font-weight-complex="normal"/>
    </style:style>
    <style:style style:name="P43" style:family="paragraph" style:parent-style-name="Párrafo_20_de_20_lista" style:list-style-name="L1"/>
    <style:style style:name="P44" style:family="paragraph" style:parent-style-name="Párrafo_20_de_20_lista" style:list-style-name="L2"/>
    <style:style style:name="P45" style:family="paragraph" style:parent-style-name="Párrafo_20_de_20_lista" style:list-style-name="L3"/>
    <style:style style:name="P46" style:family="paragraph" style:parent-style-name="Párrafo_20_de_20_lista" style:list-style-name="L3">
      <style:text-properties fo:font-size="10pt" style:font-size-asian="10pt" style:font-size-complex="10pt"/>
    </style:style>
    <style:style style:name="P47" style:family="paragraph" style:parent-style-name="Párrafo_20_de_20_lista" style:list-style-name="L4"/>
    <style:style style:name="P48" style:family="paragraph" style:parent-style-name="Párrafo_20_de_20_lista" style:list-style-name="L4">
      <style:text-properties style:language-asian="es" style:country-asian="AR"/>
    </style:style>
    <style:style style:name="P49" style:family="paragraph" style:parent-style-name="Párrafo_20_de_20_lista" style:list-style-name="L5">
      <style:paragraph-properties>
        <style:tab-stops>
          <style:tab-stop style:position="8.913cm"/>
        </style:tab-stops>
      </style:paragraph-properties>
      <style:text-properties style:language-asian="es" style:country-asian="AR"/>
    </style:style>
    <style:style style:name="P50"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Standard">
      <style:text-properties fo:font-size="10pt" fo:font-weight="normal" officeooo:rsid="000b9eca" officeooo:paragraph-rsid="000b9eca" style:font-size-asian="10pt" style:font-weight-asian="normal" style:font-size-complex="10pt" style:font-weight-complex="normal"/>
    </style:style>
    <style:style style:name="P52" style:family="paragraph" style:parent-style-name="Standard">
      <style:text-properties fo:font-size="10pt" fo:font-weight="normal" officeooo:rsid="0011afa3" officeooo:paragraph-rsid="0011afa3" style:font-size-asian="10pt" style:font-weight-asian="normal" style:font-size-complex="10pt" style:font-weight-complex="normal"/>
    </style:style>
    <style:style style:name="P53" style:family="paragraph" style:parent-style-name="Standard">
      <style:text-properties fo:font-size="10pt" fo:font-weight="bold" officeooo:rsid="0011afa3" officeooo:paragraph-rsid="0011afa3" style:font-size-asian="10pt" style:font-weight-asian="bold" style:font-size-complex="10pt" style:font-weight-complex="bold"/>
    </style:style>
    <style:style style:name="P54" style:family="paragraph" style:parent-style-name="Standard">
      <style:text-properties fo:font-size="12pt" fo:font-weight="bold" officeooo:rsid="0011afa3" officeooo:paragraph-rsid="0011afa3"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f789" officeooo:paragraph-rsid="0014f789"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bold" officeooo:rsid="0013247f" officeooo:paragraph-rsid="0013247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none" fo:font-weight="bold" officeooo:rsid="0014f789" officeooo:paragraph-rsid="0014f789"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none" fo:font-weight="bold" officeooo:rsid="00169266" officeooo:paragraph-rsid="00169266"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none" fo:font-weight="bold" officeooo:rsid="001b1407" officeooo:paragraph-rsid="001b1407"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none" fo:font-weight="normal" officeooo:rsid="0014f789" officeooo:paragraph-rsid="0014f789"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169266" officeooo:paragraph-rsid="00169266"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19d67c" officeooo:paragraph-rsid="0019d67c"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1b1407" officeooo:paragraph-rsid="001b1407"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247f" officeooo:paragraph-rsid="0013247f" style:font-size-asian="16pt" style:font-weight-asian="bold" style:font-size-complex="16pt" style:font-weight-complex="bold"/>
    </style:style>
    <style:style style:name="P6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9266" officeooo:paragraph-rsid="00169266"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1407" officeooo:paragraph-rsid="001b1407"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031f1" style:font-weight-asian="bold" style:font-weight-complex="bold"/>
    </style:style>
    <style:style style:name="T3" style:family="text">
      <style:text-properties fo:font-weight="bold" officeooo:rsid="001875e1" style:font-weight-asian="bold" style:font-weight-complex="bold"/>
    </style:style>
    <style:style style:name="T4" style:family="text">
      <style:text-properties fo:font-weight="bold" officeooo:rsid="0019d67c" style:font-weight-asian="bold" style:font-weight-complex="bold"/>
    </style:style>
    <style:style style:name="T5" style:family="text">
      <style:text-properties fo:font-weight="bold" style:language-asian="es" style:country-asian="AR" style:font-weight-asian="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style:font-name="Droid Sans Mono" fo:font-size="10.5pt" fo:font-weight="bold" style:font-size-asian="10.5pt" style:font-weight-asian="bold" style:font-weight-complex="bold"/>
    </style:style>
    <style:style style:name="T9" style:family="text">
      <style:text-properties fo:color="#000000" style:font-name="Droid Sans Mono" fo:font-size="10.5pt" style:font-size-asian="10.5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4"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5"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style:language-asian="es" style:country-asian="AR"/>
    </style:style>
    <style:style style:name="T17" style:family="text">
      <style:text-properties style:language-asian="es" style:country-asian="AR" style:language-complex="ar" style:country-complex="SA"/>
    </style:style>
    <style:style style:name="T18"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19"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0"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1"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2"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3"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4"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5"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6"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9" style:family="text">
      <style:text-properties officeooo:rsid="000aeda8"/>
    </style:style>
    <style:style style:name="T30" style:family="text">
      <style:text-properties fo:font-weight="normal" style:font-weight-asian="normal" style:font-weight-complex="normal"/>
    </style:style>
    <style:style style:name="T31" style:family="text">
      <style:text-properties fo:font-weight="normal" officeooo:rsid="001031f1" style:font-weight-asian="normal" style:font-weight-complex="normal"/>
    </style:style>
    <style:style style:name="T32" style:family="text">
      <style:text-properties officeooo:rsid="000cf244"/>
    </style:style>
    <style:style style:name="T33" style:family="text">
      <style:text-properties officeooo:rsid="000e48f7"/>
    </style:style>
    <style:style style:name="T34" style:family="text">
      <style:text-properties officeooo:rsid="001031f1"/>
    </style:style>
    <style:style style:name="T35" style:family="text">
      <style:text-properties officeooo:rsid="00115e59"/>
    </style:style>
    <style:style style:name="T36" style:family="text">
      <style:text-properties fo:font-size="12pt" style:font-size-asian="12pt" style:font-size-complex="12pt"/>
    </style:style>
    <style:style style:name="T37" style:family="text">
      <style:text-properties officeooo:rsid="001875e1"/>
    </style:style>
    <style:style style:name="T38" style:family="text">
      <style:text-properties officeooo:rsid="0019d67c"/>
    </style:style>
    <style:style style:name="T39" style:family="text">
      <style:text-properties fo:font-size="8pt" style:font-size-asian="8pt" style:font-size-complex="8pt"/>
    </style:style>
    <style:style style:name="T40" style:family="text">
      <style:text-properties fo:font-size="8pt" fo:font-weight="bold" style:font-size-asian="8pt" style:font-weight-asian="bold" style:font-size-complex="8pt"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PYTHON</text:p>
      <text:p text:style-name="P1"/>
      <text:p text:style-name="P1"/>
      <text:p text:style-name="P1"/>
      <text:p text:style-name="P1"/>
      <text:p text:style-name="P1"/>
      <text:p text:style-name="P11">countries = ['mexico','usa','canada','brasil']</text:p>
      <text:p text:style-name="P12"/>
      <text:p text:style-name="P13">//LOS MENSAJES POR CADENA DE TEXTO VAN CON print() Y DENTRO f’ {variable}‘</text:p>
      <text:p text:style-name="P13">// EL SALTO DE PÁGINA ES /n</text:p>
      <text:p text:style-name="Preformatted_20_Text">//<text:span text:style-name="Fuente_20_de_20_párrafo_20_predeter."><text:span text:style-name="T1">COMENTAR VARI</text:span></text:span><text:span text:style-name="Fuente_20_de_20_párrafo_20_predeter."><text:span text:style-name="T7">AS LÍNEAS:</text:span></text:span></text:p>
      <text:p text:style-name="Preformatted_20_Text"><text:span text:style-name="Fuente_20_de_20_párrafo_20_predeter."><text:span text:style-name="T8">'''</text:span></text:span></text:p>
      <text:p text:style-name="P2">comentado</text:p>
      <text:p text:style-name="P4"><text:span text:style-name="Fuente_20_de_20_párrafo_20_predeter."><text:span text:style-name="T9">'''</text:span></text:span></text:p>
      <text:p text:style-name="Preformatted_20_Text"/>
      <text:p text:style-name="Preformatted_20_Text"/>
      <text:p text:style-name="P13">//DECLARACIÓN DE UNA CLASE. LAS PROPIEDADES SE DECLARAN DENTRO DEL CONSTRUCTOR.</text:p>
      <text:p text:style-name="P13">//LA FUNCIÓN SE DECLARA CON def EL CONSTRUCTOR ES __init__(self):</text:p>
      <text:p text:style-name="P13">TODOS LOS MÉTODOS DE UNA CLASE SIEMPRE HACEN REFERENCIA A SELF. PARA LLAMAR A SUS ATRIBUTOS DENTRO DEL DESARROLLO DE LAS MISMAS. <text:span text:style-name="T35">SI SE OMITE, SE GENERA UN ERROR DE ARGUMENTOS, SI PASAMOS UN ARGUMENTO EL PROGRAMA DETECTA QUE SE PASAN DOS CONTANDO A SELF COMO EL SEGUNDO.</text:span></text:p>
      <text:p text:style-name="Preformatted_20_Text"/>
      <text:p text:style-name="Preformatted_20_Text">class Persona<text:span text:style-name="Fuente_20_de_20_párrafo_20_predeter."><text:span text:style-name="T1">(&lt;SUPERCLASE&gt;)</text:span></text:span>:</text:p>
      <text:p text:style-name="Preformatted_20_Text"/>
      <text:p text:style-name="P13">//POR CONVENCIÓN LOS ATRIBUTOS PROTEGIDOS _ LOS PRIVADOS DOBLE __</text:p>
      <text:p text:style-name="P13">//LOS PRIVADOS SOLO SE ACCEDE DESDE EL DESARROLLO DE LA CLASE, NO ACCEDE A SU CONTENIDO LA INSTANCIA.</text:p>
      <text:p text:style-name="Preformatted_20_Text"><text:s text:c="4"/>def __init__(self, name):</text:p>
      <text:p text:style-name="Preformatted_20_Text"/>
      <text:p text:style-name="P13">//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1">//LOS GETTER, SETTER Y DELETER SE CREAN CON DECORADOR @PROPERTY</text:span></text:span></text:p>
      <text:p text:style-name="Preformatted_20_Text"><text:span text:style-name="Fuente_20_de_20_párrafo_20_predeter."><text:span text:style-name="T1">//CUANDO LLAMO UN MÉTODO DE ESTOS NO DEBO LLAMAR A LA FUNCIÓN, OMITO LOS ()</text:span></text:span></text:p>
      <text:p text:style-name="Preformatted_20_Text"><text:span text:style-name="Fuente_20_de_20_párrafo_20_predeter."><text:span text:style-name="T1">//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1">//EL DECORADOR DEL SETTER SE DECLARA CON EL NOMBRE DE LA PROPIEDAD.setter</text:span></text:span></text:p>
      <text:p text:style-name="Preformatted_20_Text"><text:span text:style-name="Fuente_20_de_20_párrafo_20_predeter."><text:span text:style-name="T1">//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text:soft-page-break/></text:p>
      <text:p text:style-name="P13">//PUNTO DE ENTRADA DEL PROGRAMA PRINCIPAL:</text:p>
      <text:p text:style-name="Preformatted_20_Text"><text:s text:c="4"/></text:p>
      <text:p text:style-name="Preformatted_20_Text">if __name__ == '__main__':</text:p>
      <text:p text:style-name="Preformatted_20_Text"/>
      <text:p text:style-name="P13">//INSTANCIA DE UN OBJETO</text:p>
      <text:p text:style-name="P13">//HACER UN INPUT</text:p>
      <text:p text:style-name="Preformatted_20_Text"><text:span text:style-name="Fuente_20_de_20_párrafo_20_predeter."><text:span text:style-name="T7"><text:s text:c="4"/></text:span></text:span><text:span text:style-name="Fuente_20_de_20_párrafo_20_predeter."><text:span text:style-name="T6">name = input('Enter your name:\n')</text:span></text:span></text:p>
      <text:p text:style-name="P14"/>
      <text:p text:style-name="Preformatted_20_Text"><text:span text:style-name="Fuente_20_de_20_párrafo_20_predeter."><text:span text:style-name="T6">//</text:span></text:span><text:span text:style-name="Fuente_20_de_20_párrafo_20_predeter."><text:span text:style-name="T7">INICIALIZAR MÚLTIPLES VARIABLES Y</text:span></text:span></text:p>
      <text:p text:style-name="P15">//SEPARAR UNA CADENA POR UN CARACTER:</text:p>
      <text:p text:style-name="P3">name, country = input('Enter your name-country:\n').split('-') <text:s/>#ejemplo dante-brasil</text:p>
      <text:p text:style-name="P15"/>
      <text:p text:style-name="P16"/>
      <text:p text:style-name="Preformatted_20_Text"><text:span text:style-name="Fuente_20_de_20_párrafo_20_predeter."><text:span text:style-name="T6"><text:s text:c="4"/>employer = P</text:span></text:span>ersona('DAnte')</text:p>
      <text:p text:style-name="Preformatted_20_Text"><text:s text:c="4"/>employer.set_country = 'brasiL'</text:p>
      <text:p text:style-name="Preformatted_20_Text"><text:s text:c="4"/>employer.country</text:p>
      <text:p text:style-name="P17"><text:s text:c="4"/>employer.get_email</text:p>
      <text:p text:style-name="P1"/>
      <text:p text:style-name="P12"/>
      <text:p text:style-name="P12"/>
      <text:p text:style-name="P12"/>
      <text:p text:style-name="P11">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13">//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13">//DECLARACIÓN DE CLASE QUE HEREDA DE UNA SUPERCLASE</text:p>
      <text:p text:style-name="Preformatted_20_Text">class Employer(Persona):</text:p>
      <text:p text:style-name="Preformatted_20_Text"/>
      <text:p text:style-name="P13">//EL CONSTRUCTOR DE LA CLASE DEBE LLAMAR AL CONSTRUCTOR DE LA SUPERCLASE</text:p>
      <text:p text:style-name="P13">//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oft-page-break/><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17"><text:s text:c="4"/>print(regina._color)</text:p>
      <text:p text:style-name="P1"/>
      <text:p text:style-name="P1"/>
      <text:p text:style-name="P5"/>
      <text:p text:style-name="P7">//BUCLE FOR PARA ITERAR CADA ELEMENTO DE UN ARRAY</text:p>
      <text:p text:style-name="P9"><text:s text:c="4"/>n = [10, 100, 1000, 1000000]</text:p>
      <text:p text:style-name="P9"/>
      <text:p text:style-name="P9"><text:s text:c="4"/>for numbers in n:</text:p>
      <text:p text:style-name="P9"><text:s text:c="8"/>print(num(numbers))</text:p>
      <text:p text:style-name="P9"><text:s text:c="8"/>print(logarithm(numbers))</text:p>
      <text:p text:style-name="P9"><text:s text:c="8"/>print(lineal(numbers))</text:p>
      <text:p text:style-name="P9"><text:s text:c="8"/>print(n_logarithm(numbers))</text:p>
      <text:p text:style-name="P9"><text:s text:c="8"/>print(square(numbers))</text:p>
      <text:p text:style-name="P9"><text:s text:c="8"/>print(exponential(numbers))</text:p>
      <text:p text:style-name="P9"><text:s text:c="8"/>print('\n')</text:p>
      <text:p text:style-name="P9"/>
      <text:p text:style-name="P7">//VERIFICAR SI UN ELEMENTO ESTA DENTRO DE UN ARRAY</text:p>
      <text:p text:style-name="P7"/>
      <text:p text:style-name="P9">if &lt;elemento&gt; in &lt;array&gt;:</text:p>
      <text:p text:style-name="P9"/>
      <text:p text:style-name="P9"/>
      <text:p text:style-name="P6">//Aplicar descomposición creando clases con atributos que son otras clases:</text:p>
      <text:p text:style-name="P6"/>
      <text:p text:style-name="Standard"><text:span text:style-name="Fuente_20_de_20_párrafo_20_predeter."><text:span text:style-name="T10">//</text:span></text:span><text:span text:style-name="Fuente_20_de_20_párrafo_20_predeter."><text:span text:style-name="T11">import para generar números al azar</text:span></text:span></text:p>
      <text:p text:style-name="P9">import random</text:p>
      <text:p text:style-name="P9"/>
      <text:p text:style-name="P9">class Persona:</text:p>
      <text:p text:style-name="P9"/>
      <text:p text:style-name="P9">    def __init__(self,name, last_name, age, country):</text:p>
      <text:p text:style-name="P9">        self.name = name</text:p>
      <text:p text:style-name="P9">        self.last_name = last_name</text:p>
      <text:p text:style-name="P9">        self.age = age</text:p>
      <text:p text:style-name="P9">        self.country = country</text:p>
      <text:p text:style-name="P9">        self.__number = 40 #Solo se accede desde la clase. No desde la instancia</text:p>
      <text:p text:style-name="P9">        self._color = 'blue' #Se accede desde la instancia y cualquier subclase</text:p>
      <text:p text:style-name="Standard"><text:span text:style-name="Fuente_20_de_20_párrafo_20_predeter."><text:span text:style-name="T10">    //</text:span></text:span><text:span text:style-name="Fuente_20_de_20_párrafo_20_predeter."><text:span text:style-name="T11">Este atributo es una clase</text:span></text:span></text:p>
      <text:p text:style-name="P6">//Para acceder determinamos una función decorada con property</text:p>
      <text:p text:style-name="P9"><text:s text:c="4"/>    self._dni = Dni()</text:p>
      <text:p text:style-name="P9"/>
      <text:p text:style-name="P9">    def __view_info(self):</text:p>
      <text:p text:style-name="P9">        print(f'{self.name}\n{self.last_name}\n{self.age}\n{self.country}\n')</text:p>
      <text:p text:style-name="P9"/>
      <text:p text:style-name="P9">    @property</text:p>
      <text:p text:style-name="P9">    def get_info(self):</text:p>
      <text:p text:style-name="P9">        return self.__view_info()</text:p>
      <text:p text:style-name="P9"/>
      <text:p text:style-name="P9">    @property</text:p>
      <text:p text:style-name="P9"><text:soft-page-break/>    def get_dni_number(self):</text:p>
      <text:p text:style-name="P9">        return print(f'{self.name} = dni {self._dni.number}')</text:p>
      <text:p text:style-name="P9"/>
      <text:p text:style-name="P9"/>
      <text:p text:style-name="P6">//TODAS LAS FUNCIONES DE UNA CLASE REFERENCIAN A ESTA CON self Y, AL MOMENTO DE LLAMARLA DENTRO DEL DESARROLLO DE LA CLASE SE HACE CON self.</text:p>
      <text:p text:style-name="P9">class Dni:</text:p>
      <text:p text:style-name="P9">  </text:p>
      <text:p text:style-name="P9">    def dni_create_number(self):</text:p>
      <text:p text:style-name="P9"/>
      <text:p text:style-name="P9">        dni_number = "30"    </text:p>
      <text:p text:style-name="P9"/>
      <text:p text:style-name="Standard"><text:span text:style-name="Fuente_20_de_20_párrafo_20_predeter."><text:span text:style-name="T11">//random.range permite generar un ciclo comenzando con el parámetro 0 y hasta el segundo parámetro sin incluirlo.</text:span></text:span><text:span text:style-name="Fuente_20_de_20_párrafo_20_predeter."><text:span text:style-name="T10">   </text:span></text:span></text:p>
      <text:p text:style-name="P9">        for n in range(0,6):</text:p>
      <text:p text:style-name="P9">            number = random.randint(0,9)</text:p>
      <text:p text:style-name="P6">//Para concatenar el int lo parseo a str()</text:p>
      <text:p text:style-name="P9">            dni_number = dni_number + str(number)</text:p>
      <text:p text:style-name="P9"/>
      <text:p text:style-name="P9">        return dni_number</text:p>
      <text:p text:style-name="P9"/>
      <text:p text:style-name="P9">    def __init__(self):</text:p>
      <text:p text:style-name="P9">        self.number = self.dni_create_number()</text:p>
      <text:p text:style-name="P9"/>
      <text:p text:style-name="P9"/>
      <text:p text:style-name="P8"><text:span text:style-name="T36">¿Cómo puedo medir el tiempo del programa?</text:span>: </text:p>
      <text:p text:style-name="P10">+ impor time</text:p>
      <text:p text:style-name="P10">+ variable = time.time()</text:p>
      <text:p text:style-name="P10">+ resultado = tiempo final – tiempo inicial.</text:p>
      <text:p text:style-name="P10"/>
      <text:p text:style-name="P10"/>
      <text:p text:style-name="P54">¿Cómo usar los decoradores o wrapper para agregar duncionalidad?</text:p>
      <text:p text:style-name="P53"/>
      <text:p text:style-name="P53">+ El decorador es una función que recibe como parámetro El Nombre de una función que decora.</text:p>
      <text:p text:style-name="P53">+ Retorna el nombre de una función: return wrapper.</text:p>
      <text:p text:style-name="P53">+ Dentro del decorador se declara una función wrapper, esta recibe un indicador de que recibirá parámetros. Son los parámetros de la función que decora, se indicaran como (*args, **kwargs)</text:p>
      <text:p text:style-name="P53">+Cuando se indique el llamado a la función decorada se le envían los argumentos que indica el wrapper.</text:p>
      <text:p text:style-name="P53"/>
      <text:p text:style-name="P52">import time</text:p>
      <text:p text:style-name="P52">import math</text:p>
      <text:p text:style-name="P52"/>
      <text:p text:style-name="P52">class Calculadora:</text:p>
      <text:p text:style-name="P52"/>
      <text:p text:style-name="P52"><text:s text:c="4"/>def __init__(self):</text:p>
      <text:p text:style-name="P52"><text:s text:c="8"/>pass</text:p>
      <text:p text:style-name="P52"/>
      <text:p text:style-name="P52"><text:s text:c="4"/>#Decorador: timeis retorna una función wrapper</text:p>
      <text:p text:style-name="P52"><text:s text:c="4"/>#Agrega la funcionalidad de tomar los tiempos y devolver el resultado como el tiempo demorado.</text:p>
      <text:p text:style-name="P52"><text:s text:c="4"/>def _timeis(func):</text:p>
      <text:p text:style-name="P52"/>
      <text:p text:style-name="P52"><text:s text:c="8"/>def wrapper(*args, **kwargs): #Se indica que recibirá parámetros</text:p>
      <text:p text:style-name="P52"><text:s text:c="12"/>time_start = time.time()</text:p>
      <text:p text:style-name="P52"><text:s text:c="12"/>result = func(*args, **kwargs) #Recibe los argumentos que se pasaron al llamar la funcion.</text:p>
      <text:p text:style-name="P52"><text:s text:c="12"/>time_end = time.time()</text:p>
      <text:p text:style-name="P52"><text:s text:c="12"/>print(f'Result = {result}\n Tiempo de la operación: {time_end-time_start}')</text:p>
      <text:p text:style-name="P52"/>
      <text:p text:style-name="P52"><text:s text:c="8"/>return wrapper</text:p>
      <text:p text:style-name="P52"/>
      <text:p text:style-name="P52"><text:s text:c="4"/>@_timeis</text:p>
      <text:p text:style-name="P52"><text:s text:c="4"/>def lineal(self,n):</text:p>
      <text:p text:style-name="P52"><text:s text:c="8"/>return n</text:p>
      <text:p text:style-name="P52"><text:soft-page-break/></text:p>
      <text:p text:style-name="P52">if __name__ == "__main__":</text:p>
      <text:p text:style-name="P52"/>
      <text:p text:style-name="P52"><text:s text:c="4"/>calculadora_math = Calculadora()</text:p>
      <text:p text:style-name="P52"><text:s text:c="4"/>result = calculadora_math.lineal(number)</text:p>
      <text:p text:style-name="P52"/>
      <text:p text:style-name="P64">LISTAS</text:p>
      <text:p text:style-name="P56"/>
      <text:p text:style-name="P57">¿Como crear una lista de números aleatorios? Con “for i in range(máximo de valores)”</text:p>
      <text:p text:style-name="P57"/>
      <text:p text:style-name="P60">import random</text:p>
      <text:p text:style-name="P55"/>
      <text:p text:style-name="P60">def create_random_list():</text:p>
      <text:p text:style-name="P60"><text:s text:c="4"/>tamano_lista = int(input("Tamano de la lista:\n "))</text:p>
      <text:p text:style-name="P60"><text:s text:c="4"/><text:span text:style-name="T1">//Declaración de la lista. NO SE INDICA UN MÁXIMO DE VALORES</text:span></text:p>
      <text:p text:style-name="P60"><text:s text:c="4"/>lista = []</text:p>
      <text:p text:style-name="P60">//<text:span text:style-name="T1">Se itera con un indice y range marca cuantos elementos tendrá, excluyendo el último, iniciando en 0.</text:span></text:p>
      <text:p text:style-name="P60"><text:s text:c="4"/>for i in range(0,tamano_lista):</text:p>
      <text:p text:style-name="P60"/>
      <text:p text:style-name="P60"><text:tab/><text:span text:style-name="T1">//SE INSERTAN LOS ELEMENTOS AL FINAL O EN UN ÍNDICE ESPECÍFICO.</text:span></text:p>
      <text:p text:style-name="P60"><text:s text:c="8"/>lista.append(random.randint(0,100)) <text:s text:c="3"/>#Inserta al final</text:p>
      <text:p text:style-name="P60"><text:s text:c="8"/>#lista.insert(0,random.randint(0,100)) <text:s text:c="3"/>#Inserta en el indice</text:p>
      <text:p text:style-name="P60"/>
      <text:p text:style-name="P60"><text:s text:c="4"/>print(f'Lista creada:\n{lista}\n')</text:p>
      <text:p text:style-name="P60"><text:s text:c="4"/>return lista</text:p>
      <text:p text:style-name="P60"/>
      <text:p text:style-name="P57">¿Cómo eliminar elementos?</text:p>
      <text:p text:style-name="P60">#Métodos para eliminar elementos:</text:p>
      <text:p text:style-name="P60"/>
      <text:p text:style-name="P60"><text:s text:c="4"/>#Quitar el último elemento y lo Retorna.</text:p>
      <text:p text:style-name="P60"><text:s text:c="4"/># numero = lista.pop()</text:p>
      <text:p text:style-name="P60"/>
      <text:p text:style-name="P60"><text:s text:c="4"/>#Quitar elementos por índice y lo Retorna.</text:p>
      <text:p text:style-name="P60"><text:s text:c="4"/># numero = lista.pop(0)</text:p>
      <text:p text:style-name="P60"/>
      <text:p text:style-name="P60"><text:s text:c="4"/>#Eliminar por valor. No retorna.</text:p>
      <text:p text:style-name="P60"><text:s text:c="4"/># lista.remove(valor)</text:p>
      <text:p text:style-name="P60"/>
      <text:p text:style-name="P58">¿Cómo ordenar?</text:p>
      <text:p text:style-name="P58">#Métodos para ordenamiento</text:p>
      <text:p text:style-name="P58"/>
      <text:p text:style-name="P58"><text:s text:c="4"/><text:span text:style-name="T30">#Ordenar de menor a mayor la lista sin retornar una nueva sort():</text:span></text:p>
      <text:p text:style-name="P61"><text:s text:c="4"/>lista.sort()</text:p>
      <text:p text:style-name="P61"/>
      <text:p text:style-name="P61"><text:s text:c="4"/>#Retornar una lista ordenada sorted(lista):</text:p>
      <text:p text:style-name="P61"><text:s text:c="4"/>lista_ordenada = sorted(lista)</text:p>
      <text:p text:style-name="P61"><text:s text:c="7"/></text:p>
      <text:p text:style-name="P61"><text:s text:c="4"/>#Ordenar de mayor a menor con parámetro reverse=True </text:p>
      <text:p text:style-name="P61"><text:s text:c="4"/>lista.sort(reverse=True)</text:p>
      <text:p text:style-name="P61"><text:s text:c="4"/>lista_mayor_a_menor = sorted(lista, reverse=True)</text:p>
      <text:p text:style-name="P61"/>
      <text:p text:style-name="P61"/>
      <text:p text:style-name="P65"><text:soft-page-break/>//<text:span text:style-name="T37">¿Cómo implementar una lista en clases para mostrar datos?</text:span></text:p>
      <text:p text:style-name="P58"/>
      <text:p text:style-name="P58">#Clase Para Listar Las Personas</text:p>
      <text:p text:style-name="P61">class List_Persona_for_country:</text:p>
      <text:p text:style-name="P61"/>
      <text:p text:style-name="P61"><text:s text:c="4"/><text:span text:style-name="T1">#Se declara una lista dentro de la estructura</text:span></text:p>
      <text:p text:style-name="P61"><text:s text:c="4"/>def __init__(self):</text:p>
      <text:p text:style-name="P61"><text:s text:c="8"/>self._list = []</text:p>
      <text:p text:style-name="P61"/>
      <text:p text:style-name="P61"><text:s text:c="4"/><text:span text:style-name="T1">#Crea un objeto con los parámetros recibidos y los almacena al final de la lista</text:span></text:p>
      <text:p text:style-name="P61"><text:s text:c="4"/>def add_persona(self, name, country):</text:p>
      <text:p text:style-name="P61"><text:s text:c="8"/>self._list.append({'name':name, 'country': country})</text:p>
      <text:p text:style-name="P61"/>
      <text:p text:style-name="P61"><text:s text:c="4"/><text:span text:style-name="T1">#Ver el contenido de la lista </text:span><text:span text:style-name="T3">mediante “for i in lista” Extrae cada elemento</text:span></text:p>
      <text:p text:style-name="P61"><text:s text:c="4"/>#Itera la lista y toma los datos de cada elemento para mostrarlos por pantalla</text:p>
      <text:p text:style-name="P61"><text:s text:c="4"/>def view_list(self):</text:p>
      <text:p text:style-name="P61"><text:s text:c="8"/>for element in self._list:</text:p>
      <text:p text:style-name="P61"><text:s text:c="12"/>name = element['name']</text:p>
      <text:p text:style-name="P61"><text:s text:c="12"/>country = element['country']</text:p>
      <text:p text:style-name="P61"><text:s text:c="12"/>print(f'Nombre = {name} =&gt; Country = {country}')</text:p>
      <text:p text:style-name="P61"><text:s text:c="8"/>print('\n')</text:p>
      <text:p text:style-name="P61"/>
      <text:p text:style-name="P61"><text:s text:c="4"/><text:span text:style-name="T1">#Ordenar una lista de objetos:</text:span></text:p>
      <text:p text:style-name="P61"><text:span text:style-name="T4">+ Para esto se como parámetro una key function. </text:span></text:p>
      <text:p text:style-name="P62"><text:span text:style-name="T1">+ Es una función lambda que se ejecuta sobre cada elemento de la lista</text:span></text:p>
      <text:p text:style-name="P62"><text:span text:style-name="T1">+ Esta recibe el elemento : y el campo, valor de interés para el orden.</text:span></text:p>
      <text:p text:style-name="P61"><text:span text:style-name="T1"/></text:p>
      <text:p text:style-name="P61"><text:s text:c="4"/>#Muestra la lista ordenada por el campo Country</text:p>
      <text:p text:style-name="P61"><text:s text:c="4"/>def view_sorted_by_country(self):</text:p>
      <text:p text:style-name="P61"/>
      <text:p text:style-name="P61"><text:s text:c="8"/>#Sorted(lista, key_function)</text:p>
      <text:p text:style-name="P61"><text:s text:c="8"/>#Recibe el elemento de cada iteración de la lista y un campo clave para comparar</text:p>
      <text:p text:style-name="P61"><text:s text:c="8"/>new_list = sorted(self._list, key= lambda element : element['country'])</text:p>
      <text:p text:style-name="P61"><text:s text:c="8"/></text:p>
      <text:p text:style-name="P61"><text:s text:c="8"/>for element in new_list:</text:p>
      <text:p text:style-name="P61"><text:s text:c="12"/>name = element['name']</text:p>
      <text:p text:style-name="P61"><text:s text:c="12"/>country = element['country']</text:p>
      <text:p text:style-name="P61"><text:s text:c="12"/>print(f'Nombre = {name} =&gt; Country = {country}')</text:p>
      <text:p text:style-name="P61"><text:s text:c="8"/>print('\n')</text:p>
      <text:p text:style-name="P61"/>
      <text:p text:style-name="P58">//<text:span text:style-name="T38">Para buscar: obtener la posición de un elemento</text:span></text:p>
      <text:p text:style-name="P61"><text:s text:c="4"/>#Mediante BÚSQUEDA LINEAL:</text:p>
      <text:p text:style-name="P61"><text:s text:c="4"/>#Buscar la posición de un nombre</text:p>
      <text:p text:style-name="P61"><text:s text:c="4"/><text:span text:style-name="T1">#Iteracion por indice: for i in range (0,len(lista))</text:span></text:p>
      <text:p text:style-name="P61"><text:s text:c="4"/>def _search_index_name(self, value):</text:p>
      <text:p text:style-name="P61"/>
      <text:p text:style-name="P61"><text:s text:c="8"/>position = -1</text:p>
      <text:p text:style-name="P58"><text:s text:c="8"/>#Longitud de la lista len( ):</text:p>
      <text:p text:style-name="P61"><text:s text:c="8"/>for index in range(0, len(self._list)):</text:p>
      <text:p text:style-name="P61"/>
      <text:p text:style-name="P61"><text:s text:c="12"/>#Acceder al elemento y campo de un diccionario</text:p>
      <text:p text:style-name="P61"><text:s text:c="12"/>if (self._list[index]['name'] == value):</text:p>
      <text:p text:style-name="P61"><text:soft-page-break/><text:s text:c="16"/>position = index</text:p>
      <text:p text:style-name="P61"/>
      <text:p text:style-name="P61"><text:s text:c="8"/>return position <text:s text:c="3"/></text:p>
      <text:p text:style-name="P61"/>
      <text:p text:style-name="P58"><text:s text:c="4"/>#Quitar elemento de la lista y retornarlo.</text:p>
      <text:p text:style-name="P61"><text:s text:c="4"/>def remove_persona_for_name(self,value):</text:p>
      <text:p text:style-name="P61"/>
      <text:p text:style-name="P61"><text:s text:c="8"/>element = None</text:p>
      <text:p text:style-name="P61"><text:s text:c="8"/>position = self._search_index_name(value)</text:p>
      <text:p text:style-name="P61"><text:s text:c="8"/></text:p>
      <text:p text:style-name="P61"><text:s text:c="8"/>if position &gt;= 0:</text:p>
      <text:p text:style-name="P61"><text:s text:c="12"/>element = self._list.pop(position)</text:p>
      <text:p text:style-name="P61"><text:s text:c="8"/></text:p>
      <text:p text:style-name="P61"><text:s text:c="8"/>return element</text:p>
      <text:p text:style-name="P61"/>
      <text:p text:style-name="P61"/>
      <text:p text:style-name="P58">#Ordenar Lista de Objetos por campos:</text:p>
      <text:p text:style-name="P61"/>
      <text:p text:style-name="P61">#Sorted puede recibir el parámetro key el cual recibe una función que se ejecuta en cada elemento iterado.</text:p>
      <text:p text:style-name="P61">#Esta función recibe un parámetro y retorna una clave para tener en cuenta en la comparación</text:p>
      <text:p text:style-name="P61"/>
      <text:p text:style-name="P61"><text:s text:c="4"/>lista_objetos = [</text:p>
      <text:p text:style-name="P61"><text:s text:c="8"/>{'color':'negro',</text:p>
      <text:p text:style-name="P61"><text:s text:c="8"/>'numero':20},</text:p>
      <text:p text:style-name="P61"><text:s text:c="8"/>{'color':'azul',</text:p>
      <text:p text:style-name="P61"><text:s text:c="8"/>'numero':55},</text:p>
      <text:p text:style-name="P61"><text:s text:c="8"/>{'color':'fucsia',</text:p>
      <text:p text:style-name="P61"><text:s text:c="8"/>'numero':5},</text:p>
      <text:p text:style-name="P61"><text:s text:c="8"/>{'color':'blanco',</text:p>
      <text:p text:style-name="P61"><text:s text:c="8"/>'numero':17}</text:p>
      <text:p text:style-name="P61"><text:s text:c="8"/>]</text:p>
      <text:p text:style-name="P61">"""</text:p>
      <text:p text:style-name="P61">#En el caso de diccionarios se define la palabra del campo</text:p>
      <text:p text:style-name="P61">lista_objetos_ordenada = sorted(lista_objetos, key=lambda elemento : elemento['numero'])</text:p>
      <text:p text:style-name="P61">print(lista_objetos_ordenada)</text:p>
      <text:p text:style-name="P61"/>
      <text:p text:style-name="P61">#Para las listas o tuplas el indice</text:p>
      <text:p text:style-name="P61">lista_objetos_ordenada = sorted(lista_objetos, key=lambda elemento : elemento[indice])</text:p>
      <text:p text:style-name="P61">print(lista_objetos_ordenada)</text:p>
      <text:p text:style-name="P61"/>
      <text:p text:style-name="P61">#Para los objetos instanciados el campo</text:p>
      <text:p text:style-name="P61">lista_objetos_ordenada = sorted(lista_objetos, key=lambda elemento : elemento.campo)</text:p>
      <text:p text:style-name="P61">print(lista_objetos_ordenada)</text:p>
      <text:p text:style-name="P61">"""</text:p>
      <text:p text:style-name="P61"/>
      <text:p text:style-name="P59"/>
      <text:p text:style-name="P59"/>
      <text:p text:style-name="P59"/>
      <text:p text:style-name="P59"/>
      <text:p text:style-name="P59"/>
      <text:p text:style-name="P59"/>
      <text:p text:style-name="P59"><text:soft-page-break/></text:p>
      <text:p text:style-name="P66">BÚSQUEDA LINEAL</text:p>
      <text:p text:style-name="P59"/>
      <text:p text:style-name="P63">def confirmation_message(func):</text:p>
      <text:p text:style-name="P63"/>
      <text:p text:style-name="P63"><text:s text:c="4"/>def wrapper(*args, **kwargs):</text:p>
      <text:p text:style-name="P63"><text:s text:c="8"/>if(func(*args, **kwargs)):</text:p>
      <text:p text:style-name="P63"><text:s text:c="12"/>print('El valor se encuentra dentro de la lista')</text:p>
      <text:p text:style-name="P63"><text:s text:c="8"/>else:</text:p>
      <text:p text:style-name="P63"><text:s text:c="12"/>print("El valor no se encuentra")</text:p>
      <text:p text:style-name="P63"/>
      <text:p text:style-name="P63"><text:s text:c="4"/>return wrapper</text:p>
      <text:p text:style-name="P63"/>
      <text:p text:style-name="P63">@confirmation_message</text:p>
      <text:p text:style-name="P63">def busqueda_lineal(lista, valor):</text:p>
      <text:p text:style-name="P63"><text:s text:c="4"/>match = False</text:p>
      <text:p text:style-name="P63"><text:s text:c="4"/></text:p>
      <text:p text:style-name="P63"><text:s text:c="2"/><text:span text:style-name="T10"><text:s text:c="2"/></text:span><text:span text:style-name="T12">#EL CONDICIONAL DEBE PROGRAMARSE DE ACUERDO A CADA CASO DE ACCESO A LOS ARTIBUTOS DEL OBJETOS PARA UNA COMPARACIÓN POR VALORES.</text:span></text:p>
      <text:p text:style-name="P63"><text:s text:c="3"/>for i in lista:</text:p>
      <text:p text:style-name="P63"><text:s text:c="8"/>if i == valor:</text:p>
      <text:p text:style-name="P63"><text:s text:c="12"/>match = True</text:p>
      <text:p text:style-name="P63"><text:s text:c="12"/>break</text:p>
      <text:p text:style-name="P63"><text:s text:c="4"/>return match <text:s/></text:p>
      <text:p text:style-name="P41"/>
      <text:p text:style-name="P42"/>
      <text:p text:style-name="P18"><text:span text:style-name="Fuente_20_de_20_párrafo_20_predeter."><text:span text:style-name="T14">PROGRAMACI</text:span></text:span><text:span text:style-name="Fuente_20_de_20_párrafo_20_predeter."><text:span text:style-name="T15">ÓN EN PYTHON</text:span></text:span></text:p>
      <text:p text:style-name="P19"/>
      <text:p text:style-name="P19">POO:</text:p>
      <text:list xml:id="list372773752" text:style-name="L1">
        <text:list-item>
          <text:p text:style-name="P43"><text:span text:style-name="Fuente_20_de_20_párrafo_20_predeter."><text:span text:style-name="T10">El paradigma de Programación orientada a objetos permite la separación por módulos de un programa mediante la creación de clases. Mayor escalabilidad.</text:span></text:span></text:p>
        </text:list-item>
        <text:list-item>
          <text:p text:style-name="P43"><text:span text:style-name="Fuente_20_de_20_párrafo_20_predeter."><text:span text:style-name="T10">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43"><text:span text:style-name="Fuente_20_de_20_párrafo_20_predeter."><text:span text:style-name="T10">El garbage collector de Python se ocupa de eliminar de memoria las instancias que ya no están siendo utilizadas.</text:span></text:span></text:p>
        </text:list-item>
        <text:list-item>
          <text:p text:style-name="P43"><text:span text:style-name="Fuente_20_de_20_párrafo_20_predeter."><text:span text:style-name="T10">La palabra reservada para crear clases es: <text:s text:c="2"/></text:span></text:span><text:span text:style-name="Fuente_20_de_20_párrafo_20_predeter."><text:span text:style-name="T11">class &lt;nombre de la clase&gt; (&lt;super clase&gt;):</text:span></text:span></text:p>
        </text:list-item>
        <text:list-item>
          <text:p text:style-name="P43"><text:span text:style-name="Fuente_20_de_20_párrafo_20_predeter."><text:span text:style-name="T10">La instancia se crea: </text:span></text:span><text:span text:style-name="Fuente_20_de_20_párrafo_20_predeter."><text:span text:style-name="T11">&lt;variable&gt; = &lt;nombre de la clase&gt;(&lt;argumentos&gt;)</text:span></text:span></text:p>
        </text:list-item>
        <text:list-item>
          <text:p text:style-name="P43"><text:span text:style-name="Fuente_20_de_20_párrafo_20_predeter."><text:span text:style-name="T10">Los atributos se determinan dentro de la función constructor.</text:span></text:span></text:p>
        </text:list-item>
        <text:list-item>
          <text:p text:style-name="P43"><text:span text:style-name="Fuente_20_de_20_párrafo_20_predeter."><text:span text:style-name="T10">Se utiliza el keyword self para hacer referencia a la clase misma al indicar la asignación de un parámetro: </text:span></text:span><text:span text:style-name="Fuente_20_de_20_párrafo_20_predeter."><text:span text:style-name="T11"><text:s/>self.atributo = parámetro</text:span></text:span></text:p>
        </text:list-item>
        <text:list-item>
          <text:p text:style-name="P43"><text:span text:style-name="Fuente_20_de_20_párrafo_20_predeter."><text:span text:style-name="T10">El constructor de la clase es: </text:span></text:span><text:span text:style-name="Fuente_20_de_20_párrafo_20_predeter."><text:span text:style-name="T11">def __init__(self, parámetro1, parámetro2):</text:span></text:span></text:p>
        </text:list-item>
        <text:list-item>
          <text:p text:style-name="P43"><text:span text:style-name="Fuente_20_de_20_párrafo_20_predeter."><text:span text:style-name="T10">Hay parámetros por default </text:span></text:span><text:span text:style-name="Fuente_20_de_20_párrafo_20_predeter."><text:span text:style-name="T11">parámetro1 = `lento`</text:span></text:span></text:p>
        </text:list-item>
        <text:list-item>
          <text:p text:style-name="P43"><text:span text:style-name="Fuente_20_de_20_párrafo_20_predeter."><text:span text:style-name="T10">Por convención los atributos y métodos privados se especifican anteponiendo un guion bajo: </text:span></text:span><text:span text:style-name="Fuente_20_de_20_párrafo_20_predeter."><text:span text:style-name="T11">_nombreAtributo </text:span></text:span><text:span text:style-name="Fuente_20_de_20_párrafo_20_predeter."><text:span text:style-name="T10">o </text:span></text:span><text:span text:style-name="Fuente_20_de_20_párrafo_20_predeter."><text:span text:style-name="T11"><text:s/>def _nombreMétodo():</text:span></text:span></text:p>
        </text:list-item>
        <text:list-item>
          <text:p text:style-name="P43"><text:span text:style-name="Fuente_20_de_20_párrafo_20_predeter."><text:span text:style-name="T10">El punto de entrada es la línea a partir de la cual el programa empieza a correr cuando se lo ejecuta a través de la terminal: </text:span></text:span><text:span text:style-name="Fuente_20_de_20_párrafo_20_predeter."><text:span text:style-name="T11"><text:s/>if __name__ = `__main__`:</text:span></text:span></text:p>
        </text:list-item>
        <text:list-item>
          <text:p text:style-name="P43"><text:span text:style-name="Fuente_20_de_20_párrafo_20_predeter."><text:span text:style-name="T10">Para atributos son inicializar se usa la keyword </text:span></text:span><text:span text:style-name="Fuente_20_de_20_párrafo_20_predeter."><text:span text:style-name="T11">None</text:span></text:span><text:span text:style-name="Fuente_20_de_20_párrafo_20_predeter."><text:span text:style-name="T10">.</text:span></text:span></text:p>
        </text:list-item>
        <text:list-item>
          <text:p text:style-name="P43"><text:span text:style-name="Fuente_20_de_20_párrafo_20_predeter."><text:span text:style-name="T10">Usar </text:span></text:span><text:span text:style-name="Fuente_20_de_20_párrafo_20_predeter."><text:span text:style-name="T11">pass </text:span></text:span><text:span text:style-name="Fuente_20_de_20_párrafo_20_predeter."><text:span text:style-name="T10">para definir que en una función no hay un bloque de código escrito.</text:span></text:span></text:p>
        </text:list-item>
        <text:list-item>
          <text:p text:style-name="P43"><text:span text:style-name="Fuente_20_de_20_párrafo_20_predeter."><text:span text:style-name="T10">Añadir una variable a una cadena de texto: </text:span></text:span><text:span text:style-name="Fuente_20_de_20_párrafo_20_predeter."><text:span text:style-name="T11">(f`</text:span></text:span><text:span text:style-name="Fuente_20_de_20_párrafo_20_predeter."><text:span text:style-name="T10">cadena de texto</text:span></text:span><text:span text:style-name="Fuente_20_de_20_párrafo_20_predeter."><text:span text:style-name="T11">{variable}`)</text:span></text:span><text:span text:style-name="Fuente_20_de_20_párrafo_20_predeter."><text:span text:style-name="T10">.</text:span></text:span></text:p>
        </text:list-item>
        <text:list-item>
          <text:p text:style-name="P43"><text:span text:style-name="Fuente_20_de_20_párrafo_20_predeter."><text:span text:style-name="T10">Uso </text:span></text:span><text:span text:style-name="Fuente_20_de_20_párrafo_20_predeter."><text:span text:style-name="T11">isinstance(valor, clase) </text:span></text:span><text:span text:style-name="Fuente_20_de_20_párrafo_20_predeter."><text:span text:style-name="T10">para validar que un objeto corresponda a una clase. Por ejemplo, para asegurar que el valor ingresado sea un valor entero o un float: </text:span></text:span><text:span text:style-name="Fuente_20_de_20_párrafo_20_predeter."><text:span text:style-name="T11">isinstance(number, float)</text:span></text:span><text:span text:style-name="Fuente_20_de_20_párrafo_20_predeter."><text:span text:style-name="T13">.</text:span></text:span></text:p>
        </text:list-item>
      </text:list>
      <text:p text:style-name="P20"/>
      <text:list xml:id="list5952080491625" text:continue-numbering="true" text:style-name="L1">
        <text:list-item>
          <text:p text:style-name="P43"><text:span text:style-name="Fuente_20_de_20_párrafo_20_predeter."><text:span text:style-name="T11">Convertir datos a minúscula: .lower()</text:span></text:span></text:p>
        </text:list-item>
      </text:list>
      <text:p text:style-name="P35"/>
      <text:list xml:id="list5952438842317" text:continue-numbering="true" text:style-name="L1">
        <text:list-item>
          <text:p text:style-name="P43"><text:span text:style-name="Fuente_20_de_20_párrafo_20_predeter."><text:span text:style-name="T10">Operador in: si un elemento esta dentro de una lista.</text:span></text:span></text:p>
        </text:list-item>
      </text:list>
      <text:p text:style-name="P35"/>
      <text:list xml:id="list5951204495393" text:continue-numbering="true" text:style-name="L1">
        <text:list-item>
          <text:p text:style-name="P43"><text:span text:style-name="Fuente_20_de_20_párrafo_20_predeter."><text:span text:style-name="T10">Separar una cadena: .split(‘separador’)</text:span></text:span></text:p>
        </text:list-item>
      </text:list>
      <text:p text:style-name="P35"/>
      <text:p text:style-name="P35"/>
      <text:p text:style-name="P20">CONVENCIONES AL ESCRIBIR CÓDIGO:</text:p>
      <text:list xml:id="list483545587" text:style-name="L2">
        <text:list-item>
          <text:p text:style-name="P44"><text:span text:style-name="Fuente_20_de_20_párrafo_20_predeter."><text:span text:style-name="T10">Las funciones o nombres de variables compuestos se escriben comenzando en minúscula y separados por guión bajo.</text:span></text:span></text:p>
        </text:list-item>
        <text:list-item>
          <text:p text:style-name="P44"><text:span text:style-name="Fuente_20_de_20_párrafo_20_predeter."><text:span text:style-name="T10">Las clases comienzan con Mayúscula.</text:span></text:span></text:p>
        </text:list-item>
        <text:list-item>
          <text:p text:style-name="P44"><text:soft-page-break/><text:span text:style-name="Fuente_20_de_20_párrafo_20_predeter."><text:span text:style-name="T10">Atributos protegidos con un guión bajo, privados con dos.</text:span></text:span></text:p>
        </text:list-item>
      </text:list>
      <text:p text:style-name="P20"/>
      <text:p text:style-name="Normal"><text:span text:style-name="Fuente_20_de_20_párrafo_20_predeter."><text:span text:style-name="T13">DECOMPOSICIÓN:</text:span></text:span><text:span text:style-name="Fuente_20_de_20_párrafo_20_predeter."><text:span text:style-name="T10">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3">ABSTRACCIÓN:</text:span></text:span><text:span text:style-name="Fuente_20_de_20_párrafo_20_predeter."><text:span text:style-name="T10">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18"><text:span text:style-name="Fuente_20_de_20_párrafo_20_predeter."><text:span text:style-name="T17"><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1389630116" text:style-name="L3">
        <text:list-item>
          <text:p text:style-name="P46">Las funciones en Python se toman como objetos de primera clase, pueden ser utilizados como argumentos como cualquier otro objeto.</text:p>
        </text:list-item>
        <text:list-item>
          <text:p text:style-name="P45"><text:span text:style-name="Fuente_20_de_20_párrafo_20_predeter."><text:span text:style-name="T10">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1">wrapper</text:span></text:span><text:span text:style-name="Fuente_20_de_20_párrafo_20_predeter."><text:span text:style-name="T10"> que las llevará a cabo y ejecuta la función recibida. Se retorna la función interior. Se retorna sin los parentesís </text:span></text:span><text:span text:style-name="Fuente_20_de_20_párrafo_20_predeter."><text:span text:style-name="T11">return funciónInterna</text:span></text:span><text:span text:style-name="Fuente_20_de_20_párrafo_20_predeter."><text:span text:style-name="T10">. Se utiliza para añadir funcionalidades a un grupo de funciones sin necesidad de modificar los códigos de las mismas una por una, esto colocando la sintaxis </text:span></text:span><text:span text:style-name="Fuente_20_de_20_párrafo_20_predeter."><text:span text:style-name="T11">@funcionDecoradora </text:span></text:span><text:span text:style-name="Fuente_20_de_20_párrafo_20_predeter."><text:span text:style-name="T10">justo por encima de la declaración de la función que decora. Un uso práctico es la conexión y cierre con las bases de datos.</text:span></text:span></text:p>
        </text:list-item>
      </text:list>
      <text:p text:style-name="P36"/>
      <text:p text:style-name="P38"><text:span text:style-name="Fuente_20_de_20_párrafo_20_predeter."><text:span text:style-name="T17"><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38"><text:soft-page-break/><text:span text:style-name="Fuente_20_de_20_párrafo_20_predeter."><text:span text:style-name="T17"><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37"/>
      <text:p text:style-name="P39"><text:span text:style-name="Fuente_20_de_20_párrafo_20_predeter."><text:span text:style-name="T13">MANIPULAR ATRIBUTOS PRIVADOS:</text:span></text:span><text:span text:style-name="Fuente_20_de_20_párrafo_20_predeter."><text:span text:style-name="T10"> @property, @.setter</text:span></text:span></text:p>
      <text:p text:style-name="P37">Por convención el atributo o método privado se identifica con la anteposición del guión bajo al nombre de la variable o función.</text:p>
      <text:p text:style-name="P39"><text:span text:style-name="Fuente_20_de_20_párrafo_20_predeter."><text:span text:style-name="T10">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1">@property</text:span></text:span><text:span text:style-name="Fuente_20_de_20_párrafo_20_predeter."><text:span text:style-name="T10">.</text:span></text:span></text:p>
      <text:p text:style-name="P37">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39"><text:span text:style-name="Fuente_20_de_20_párrafo_20_predeter."><text:span text:style-name="T10">Para settear un atributo privado se vuelve a designar una función con el nombre del atributo. Se antepone el decorador </text:span></text:span><text:span text:style-name="Fuente_20_de_20_párrafo_20_predeter."><text:span text:style-name="T11">@&lt;nombre del atributo&gt;.setter</text:span></text:span><text:span text:style-name="Fuente_20_de_20_párrafo_20_predeter."><text:span text:style-name="T10">.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1">Objeto.atributo=valor</text:span></text:span><text:span text:style-name="Fuente_20_de_20_párrafo_20_predeter."><text:span text:style-name="T10"> . <text:s/>Sin este decorador no es posible asignar un nuevo valor sin acceder directamente al atributo privado.</text:span></text:span></text:p>
      <text:p text:style-name="P39"><text:span text:style-name="Fuente_20_de_20_párrafo_20_predeter."><text:span text:style-name="T10">Nota:La función decorada con el setter puede tener cualquier nombre, pero para asignar un nuevo valor se debe <text:s/>acceder con el nombre de la función convertida a atributo con </text:span></text:span><text:span text:style-name="Fuente_20_de_20_párrafo_20_predeter."><text:span text:style-name="T13">property</text:span></text:span><text:span text:style-name="Fuente_20_de_20_párrafo_20_predeter."><text:span text:style-name="T10">.</text:span></text:span></text:p>
      <text:p text:style-name="P40"/>
      <text:p text:style-name="P38"><text:span text:style-name="Fuente_20_de_20_párrafo_20_predeter."><text:span text:style-name="T17"><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38"><text:span text:style-name="Fuente_20_de_20_párrafo_20_predeter."><text:span text:style-name="T17"><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40"/>
      <text:p text:style-name="P40"/>
      <text:p text:style-name="P40"/>
      <text:p text:style-name="P30"><text:span text:style-name="Fuente_20_de_20_párrafo_20_predeter."><text:span text:style-name="T18">class</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p>
      <text:p text:style-name="P31"><text:soft-page-break/></text:p>
      <text:p text:style-name="P3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init__</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ame</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ame</text:span></text:span></text:p>
      <text:p text:style-name="P30"><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1">__assignElement</text:span></text:span><text:span text:style-name="Fuente_20_de_20_párrafo_20_predeter."><text:span text:style-name="T19">()</text:span></text:span></text:p>
      <text:p text:style-name="P31">    </text:p>
      <text:p text:style-name="P3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assign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5">'water'</text:span></text:span></text:p>
      <text:p text:style-name="P31"/>
      <text:p text:style-name="P30"><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0">property</text:span></text:span></text:p>
      <text:p text:style-name="P3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31"/>
      <text:p text:style-name="P30"><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setter</text:span></text:span></text:p>
      <text:p text:style-name="P3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set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ewElement</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1">isinstance</text:span></text:span><text:span text:style-name="Fuente_20_de_20_párrafo_20_predeter."><text:span text:style-name="T19">(</text:span></text:span><text:span text:style-name="Fuente_20_de_20_párrafo_20_predeter."><text:span text:style-name="T22">newElement</text:span></text:span><text:span text:style-name="Fuente_20_de_20_párrafo_20_predeter."><text:span text:style-name="T19">, </text:span></text:span><text:span text:style-name="Fuente_20_de_20_párrafo_20_predeter."><text:span text:style-name="T20">str</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ewElement</text:span></text:span></text:p>
      <text:p text:style-name="P30"><text:span text:style-name="Fuente_20_de_20_párrafo_20_predeter."><text:span text:style-name="T19">        </text:span></text:span><text:span text:style-name="Fuente_20_de_20_párrafo_20_predeter."><text:span text:style-name="T24">else</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You must assign a String'</text:span></text:span><text:span text:style-name="Fuente_20_de_20_párrafo_20_predeter."><text:span text:style-name="T19">)</text:span></text:span></text:p>
      <text:p text:style-name="P31">    </text:p>
      <text:p text:style-name="P30"><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deleter</text:span></text:span></text:p>
      <text:p text:style-name="P3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delete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3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The element has been deleted'</text:span></text:span><text:span text:style-name="Fuente_20_de_20_párrafo_20_predeter."><text:span text:style-name="T19">)</text:span></text:span></text:p>
      <text:p text:style-name="P31"/>
      <text:p text:style-name="P30"><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2">__name__</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__main__'</text:span></text:span><text:span text:style-name="Fuente_20_de_20_párrafo_20_predeter."><text:span text:style-name="T19">:</text:span></text:span></text:p>
      <text:p text:style-name="P31"/>
      <text:p text:style-name="P30"><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span text:style-name="Fuente_20_de_20_párrafo_20_predeter."><text:span text:style-name="T25">'camus'</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text:span></text:span></text:p>
      <text:p text:style-name="P3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31"/>
      <text:p text:style-name="P30"><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set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fire'</text:span></text:span></text:p>
      <text:p text:style-name="P3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31"/>
      <text:p text:style-name="P30"><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deleteElement</text:span></text:span></text:p>
      <text:p text:style-name="P3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 </text:span></text:span><text:span text:style-name="Fuente_20_de_20_párrafo_20_predeter."><text:span text:style-name="T26"># It throws an error when not finding attribute.</text:span></text:span></text:p>
      <text:p text:style-name="P32">ENCAPSULAMIENTO:</text:p>
      <text:list xml:id="list889153766" text:style-name="L4">
        <text:list-item>
          <text:p text:style-name="P48">No hay restricción de datos como en JAVA. Se maneja por convención y se entiende que atributos o métodos con un guión bajo son protegidos, con doble guión bajo son privados.</text:p>
        </text:list-item>
        <text:list-item>
          <text:p text:style-name="P48">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8">HERENCIA:</text:span></text:span></text:p>
      <text:list xml:id="list5951399060836" text:continue-numbering="true" text:style-name="L4">
        <text:list-item>
          <text:p text:style-name="P48">Sirve para crear gerarquías de clases y compartir atributos y comportamientos.</text:p>
        </text:list-item>
        <text:list-item>
          <text:p text:style-name="P47"><text:span text:style-name="Fuente_20_de_20_párrafo_20_predeter."><text:span text:style-name="T16">La sintaxis de herencia: </text:span></text:span><text:span text:style-name="Fuente_20_de_20_párrafo_20_predeter."><text:span text:style-name="T5">class &lt;Nombre_De_La_Clase&gt;(Superclase_que_extiende):</text:span></text:span></text:p>
        </text:list-item>
        <text:list-item>
          <text:p text:style-name="P48">La subclase hereda todos los atributos y métodos de la superclase.</text:p>
        </text:list-item>
        <text:list-item>
          <text:p text:style-name="P48"><text:soft-page-break/>No tiene acceso a las propiedas o métodos privados de esta, solo si existen getters y setters que lo permitan.</text:p>
        </text:list-item>
        <text:list-item>
          <text:p text:style-name="P48">Es mala práctica acceder directamente a atributos protegidos.</text:p>
        </text:list-item>
        <text:list-item>
          <text:p text:style-name="P47"><text:span text:style-name="Fuente_20_de_20_párrafo_20_predeter."><text:span text:style-name="T16">El constructor de una subclase llama al constructor de la super clase: </text:span></text:span><text:span text:style-name="Fuente_20_de_20_párrafo_20_predeter."><text:span text:style-name="T5">super().__init__(parametro1,…,…)</text:span></text:span></text:p>
        </text:list-item>
      </text:list>
      <text:p text:style-name="P33">POLIMORFISMO:</text:p>
      <text:list xml:id="list3059104690" text:style-name="L5">
        <text:list-item>
          <text:p text:style-name="P49">Poder modificar un método de una superclase y editarlo de forma que se comporte distinto en una subclase.</text:p>
        </text:list-item>
        <text:list-item>
          <text:p text:style-name="P49">Existen métodos del mismo nombre en clases diferentes, pero el desarrollo es distinto y al llamar al método de cada clase instanciada se ejecuta el que corresponda.</text:p>
        </text:list-item>
      </text:list>
      <text:p text:style-name="P38"><text:span text:style-name="Fuente_20_de_20_párrafo_20_predeter."><text:span text:style-name="T17"><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36"/>
      <text:p text:style-name="P36"/>
      <text:p text:style-name="P36"/>
      <text:p text:style-name="P22"/>
      <text:p text:style-name="P34">COMPARACIÓN DE ALGORITMOS:</text:p>
      <text:p text:style-name="P23"/>
      <text:p text:style-name="P23">+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23"/>
      <text:p text:style-name="P23">En una función donde la incognita significa la cantidad de pasos del algoritmo como un loop “for i in N”</text:p>
      <text:p text:style-name="P23">Casos:</text:p>
      <text:p text:style-name="P23"/>
      <text:p text:style-name="P27">+Crecimiento constante y logarrítmico <text:span text:style-name="T1"><text:s/>SON LOS MEJORES</text:span></text:p>
      <text:p text:style-name="P27">Los algoritmos como <text:span text:style-name="T1">O(1) </text:span><text:span text:style-name="T30">y</text:span><text:span text:style-name="T1"> </text:span>los algoritmos logaritmos<text:span text:style-name="T1"> log n </text:span>son también los ideales para crecer y escalar. Son los usados por empresas como google en bases de datos aplicando la búsqueda binaria.</text:p>
      <text:p text:style-name="P24"/>
      <text:p text:style-name="P24"/>
      <text:p text:style-name="P25">+Crecimiento Lineal: <text:span text:style-name="T2">SON BUENOS, COMO PARA BUSCAR EN UNA LISTA RECORRIENDOLA HATA EL FINAL.</text:span></text:p>
      <text:p text:style-name="P23">Ley de suma: En una funciòn con dos bucles separados en base a una incognita da 2n. Lo que es una función de crecimiento lineal.</text:p>
      <text:p text:style-name="P23"><text:span text:style-name="T34">+ </text:span><text:span text:style-name="T2"><text:s/></text:span><text:span text:style-name="T31">Algoritmo </text:span><text:span text:style-name="T2">n log n </text:span><text:span text:style-name="T31">no presenta un crecimiento muy grande pero va crecimiendo bastante a medida que se acerca al infinito. Implica que podemos dividir la búsqueda en pasos más chicos y más chicos pero hay una constante que no podemos eliminar.</text:span></text:p>
      <text:p text:style-name="P28"/>
      <text:p text:style-name="P29">Cuando los inputs no crecen mucho. No sirven para resolver problemas de google o dataset como el genóma humano.</text:p>
      <text:p text:style-name="P25">+Crecimiento cuadrático <text:span text:style-name="T32">(polinomial)</text:span>: <text:span text:style-name="T2">SÓLO PARA PROBLEMAS MUY CHICOS.</text:span></text:p>
      <text:p text:style-name="P25">En un caso donde la incógnita se multipla a si misma ( n * n) <text:s/>se genera un crecimiento cuadrático.</text:p>
      <text:p text:style-name="P25">El mismo crecimiento se da con dos bucles for anidados. N²</text:p>
      <text:p text:style-name="P25"><text:tab/></text:p>
      <text:p text:style-name="P25"><text:soft-page-break/></text:p>
      <text:p text:style-name="P25">+<text:span text:style-name="T29">Crecimiento exponencial 2**n </text:span><text:span text:style-name="T2">NO SIRVEN</text:span></text:p>
      <text:p text:style-name="P26">En los casos de una función recursiva que hace dos llamados a si misma, o más aumentaría la base a 3 o 4, etc.</text:p>
      <text:p text:style-name="P26">No es algo escalable.</text:p>
      <text:p text:style-name="P26">“ <text:span text:style-name="T33">Sirven como ejemplo teórico pero son algoritmos que no sirven por demorar demasiado con pocos datos, ejemplo100)</text:span></text:p>
      <text:p text:style-name="P26"/>
      <text:p text:style-name="P25"/>
      <text:p text:style-name="P23"/>
      <text:p text:style-name="P23"><draw:frame draw:style-name="fr1" draw:name="Imagen7" text:anchor-type="char" svg:y="0.556cm" svg:width="10.333cm" svg:height="7.191cm" draw:z-index="6"><draw:image xlink:href="Pictures/10000201000005B8000003FB4A1068764AA1FFE8.png" xlink:type="simple" xlink:show="embed" xlink:actuate="onLoad" loext:mime-type="image/png"/></draw:frame></text:p>
      <text:p text:style-name="P21"/>
      <text:p text:style-name="P20"/>
      <text:p text:style-name="P20"/>
      <text:p text:style-name="P20"/>
      <text:p text:style-name="P21"/>
      <text:p text:style-name="P20"/>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1-30T00:59:32.288578038</dc:date>
    <meta:editing-cycles>27</meta:editing-cycles>
    <meta:editing-duration>PT4H5M37S</meta:editing-duration>
    <meta:document-statistic meta:table-count="0" meta:image-count="7" meta:object-count="0" meta:page-count="14" meta:paragraph-count="398" meta:word-count="2883" meta:character-count="21001" meta:non-whitespace-character-count="17016"/>
    <meta:template xlink:type="simple" xlink:actuate="onRequest" xlink:title="" xlink:href="Normal.dotm"/>
  </office:meta>
</office:document-meta>
</file>